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4/11/2021</text:span></text:p>
      <text:p text:style-name="P9"/>
      <text:p text:style-name="P10">RECIBI CONFORME</text:p>
      <text:p text:style-name="P9"/>
      <text:p text:style-name="P11">CLIENTE: CERON CHACON, FRANCHESCA ELIZABETH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CERON CHACON, FRANCHESCA ELIZABE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3T22:15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